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ajdhani" svg:font-family="Rajdhan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e32"/>
    </style:style>
    <style:style style:name="P2" style:family="paragraph" style:parent-style-name="Standard">
      <style:text-properties officeooo:rsid="001e1e32" officeooo:paragraph-rsid="001e1e3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e es un usuario root en <text:s text:c="2"/>Linux? </text:p>
      <text:p text:style-name="P1"/>
      <text:p text:style-name="P1">El usuario root en GNU/Linux es el usuario que tiene acceso administrativo al sistema. Los usuarios normales no tienen este acceso por razones de seguridad.</text:p>
      <text:p text:style-name="P1"/>
      <text:p text:style-name="P1">¿Por qué ubuntu no me deja establecer la contraseña durante la instalación?.</text:p>
      <text:p text:style-name="P1"/>
      <text:p text:style-name="P2">No deja añadir contraseña por que para acceder a modo superusario o root se ingresa la clave sudo antes del comando necesario para la ejecucion de la descarga o modificacion que se quiera hace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ajdhani" svg:font-family="Rajdhan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21:58:42.572557938</meta:creation-date>
    <dc:date>2022-06-11T22:06:57.677611137</dc:date>
    <meta:editing-duration>PT8M1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78" meta:character-count="462" meta:non-whitespace-character-count="385"/>
  </office:meta>
</office:document-meta>
</file>